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9.95cm" fo:margin-left="-0.042cm" table:align="left"/>
    </style:style>
    <style:style style:name="Tableau1.A" style:family="table-column">
      <style:table-column-properties style:column-width="7.911cm"/>
    </style:style>
    <style:style style:name="Tableau1.B" style:family="table-column">
      <style:table-column-properties style:column-width="12.039cm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897cm" fo:margin-left="0.011cm" table:align="left"/>
    </style:style>
    <style:style style:name="Tableau2.A" style:family="table-column">
      <style:table-column-properties style:column-width="7.567cm"/>
    </style:style>
    <style:style style:name="Tableau2.B" style:family="table-column">
      <style:table-column-properties style:column-width="12.3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53cm"/>
    </style:style>
    <style:style style:name="Tableau3.B" style:family="table-column">
      <style:table-column-properties style:column-width="4.763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11" style:family="table-row">
      <style:table-row-properties style:min-row-height="2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6" style:family="table">
      <style:table-properties style:width="14.041cm" table:align="margins"/>
    </style:style>
    <style:style style:name="Tableau6.A" style:family="table-column">
      <style:table-column-properties style:column-width="3.508cm" style:rel-column-width="16377*"/>
    </style:style>
    <style:style style:name="Tableau6.B" style:family="table-column">
      <style:table-column-properties style:column-width="3.06cm" style:rel-column-width="14283*"/>
    </style:style>
    <style:style style:name="Tableau6.C" style:family="table-column">
      <style:table-column-properties style:column-width="4.397cm" style:rel-column-width="20524*"/>
    </style:style>
    <style:style style:name="Tableau6.D" style:family="table-column">
      <style:table-column-properties style:column-width="3.074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041cm" table:align="margins"/>
    </style:style>
    <style:style style:name="Tableau5.A" style:family="table-column">
      <style:table-column-properties style:column-width="3.485cm" style:rel-column-width="16269*"/>
    </style:style>
    <style:style style:name="Tableau5.B" style:family="table-column">
      <style:table-column-properties style:column-width="1.93cm" style:rel-column-width="9010*"/>
    </style:style>
    <style:style style:name="Tableau5.C" style:family="table-column">
      <style:table-column-properties style:column-width="3.007cm" style:rel-column-width="14041*"/>
    </style:style>
    <style:style style:name="Tableau5.D" style:family="table-column">
      <style:table-column-properties style:column-width="1.871cm" style:rel-column-width="8735*"/>
    </style:style>
    <style:style style:name="Tableau5.E" style:family="table-column">
      <style:table-column-properties style:column-width="3.745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041cm" table:align="margins"/>
    </style:style>
    <style:style style:name="Tableau7.A" style:family="table-column">
      <style:table-column-properties style:column-width="3.784cm" style:rel-column-width="17659*"/>
    </style:style>
    <style:style style:name="Tableau7.B" style:family="table-column">
      <style:table-column-properties style:column-width="3.863cm" style:rel-column-width="18030*"/>
    </style:style>
    <style:style style:name="Tableau7.C" style:family="table-column">
      <style:table-column-properties style:column-width="6.394cm" style:rel-column-width="29846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041cm" table:align="margins"/>
    </style:style>
    <style:style style:name="Tableau8.A" style:family="table-column">
      <style:table-column-properties style:column-width="9.049cm" style:rel-column-width="42235*"/>
    </style:style>
    <style:style style:name="Tableau8.B" style:family="table-column">
      <style:table-column-properties style:column-width="2.037cm" style:rel-column-width="9509*"/>
    </style:style>
    <style:style style:name="Tableau8.C" style:family="table-column">
      <style:table-column-properties style:column-width="2.955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041cm" table:align="margins"/>
    </style:style>
    <style:style style:name="Tableau9.A" style:family="table-column">
      <style:table-column-properties style:column-width="4.498cm" style:rel-column-width="20994*"/>
    </style:style>
    <style:style style:name="Tableau9.B" style:family="table-column">
      <style:table-column-properties style:column-width="5.239cm" style:rel-column-width="24452*"/>
    </style:style>
    <style:style style:name="Tableau9.C" style:family="table-column">
      <style:table-column-properties style:column-width="4.304cm" style:rel-column-width="20089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0.769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041cm" table:align="margins"/>
    </style:style>
    <style:style style:name="Tableau4.A" style:family="table-column">
      <style:table-column-properties style:column-width="3.325cm" style:rel-column-width="15518*"/>
    </style:style>
    <style:style style:name="Tableau4.B" style:family="table-column">
      <style:table-column-properties style:column-width="3.298cm" style:rel-column-width="15393*"/>
    </style:style>
    <style:style style:name="Tableau4.C" style:family="table-column">
      <style:table-column-properties style:column-width="3.433cm" style:rel-column-width="16018*"/>
    </style:style>
    <style:style style:name="Tableau4.D" style:family="table-column">
      <style:table-column-properties style:column-width="3.986cm" style:rel-column-width="18606*"/>
    </style:style>
    <style:style style:name="Tableau4.A1" style:family="table-cell">
      <style:table-cell-properties fo:padding="0cm" fo:border="none"/>
    </style:style>
    <style:style style:name="P1" style:family="paragraph" style:parent-style-name="UrbanBody_20_">
      <style:text-properties fo:font-size="11pt" style:font-size-asian="11pt" style:font-size-complex="11pt"/>
    </style:style>
    <style:style style:name="P2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UrbanBody_20_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fo:font-size="10.5pt" style:font-size-asian="10.5pt" style:font-size-complex="10.5pt"/>
    </style:style>
    <style:style style:name="P6" style:family="paragraph" style:parent-style-name="UrbanBody_20_">
      <style:text-properties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_20_"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UrbanBody_20_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9" style:family="paragraph" style:parent-style-name="UrbanBody_20_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10" style:family="paragraph" style:parent-style-name="UrbanTitle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11" style:family="paragraph" style:parent-style-name="UrbanTitle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6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8" style:family="text">
      <style:text-properties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/>
    </style:style>
    <style:style style:name="T19" style:family="text">
      <style:text-properties fo:font-size="9pt" fo:font-weight="normal" style:font-size-asian="9pt" style:font-weight-asian="normal" style:font-size-complex="9pt" style:font-weight-complex="normal"/>
    </style:style>
    <style:style style:name="T20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4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4" form:id="control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5" form:id="control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1" form:id="control2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3" form:id="control3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5" form:id="control3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6" form:id="control3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7" form:id="control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8" form:id="control3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39" form:id="control3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3" form:id="control4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4" form:id="control4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5" form:id="control4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6" form:id="control4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7" form:id="control4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8" form:id="control4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9" form:id="control4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0" form:id="control5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1" form:id="control5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2" form:id="control5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53" form:id="control5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4" form:id="control5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5" form:id="control5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6" form:id="control5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7" form:id="control5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58" form:id="control5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9" form:id="control5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60" form:id="control6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1" form:id="control6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2" form:id="control6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3" form:id="control6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4" form:id="control6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65" form:id="control6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66" form:id="control6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67" form:id="control6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8" form:id="control6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9" form:id="control6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0" form:id="control7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1" form:id="control7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72" form:id="control7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73" form:id="control7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4" form:id="control7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5" form:id="control7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6" form:id="control7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7" form:id="control7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8" form:id="control7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9" form:id="control7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0" form:id="control8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1" form:id="control8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2" form:id="control8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3" form:id="control8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4" form:id="control8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5" form:id="control8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6" form:id="control8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7" form:id="control8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8" form:id="control8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89" form:id="control8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0" form:id="control9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1" form:id="control9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2" form:id="control9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3" form:id="control9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4" form:id="control9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5" form:id="control9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6" form:id="control9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7" form:id="control9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8" form:id="control9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9" form:id="control9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0" form:id="control10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1" form:id="control10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2" form:id="control10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3" form:id="control10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4" form:id="control10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5" form:id="control10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6" form:id="control10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7" form:id="control10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MENAGEMENT DU TERRITOIRE ET URBANISME</text:p>
      <text:p text:style-name="UrbanBody_20_"/>
      <text:p text:style-name="P11">FORMULAIRE D'ENVOI D'UN DOSSIER AU FONCTIONNAIRE DELEGUE <text:span text:style-name="T4">par le collège de </text:span></text:p>
      <text:p text:style-name="P10"><text:span text:style-name="T10">Références communales</text:span> : <text:text-input text:description="">self.getReference()</text:text-input></text:p>
      <text:p text:style-name="P11">Références DGO4 : <text:text-input text:description="">self.getReferenceDGATLP()</text:text-input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draw:control text:anchor-type="as-char" draw:z-index="2" draw:style-name="gr1" draw:text-style-name="P16" svg:width="0.447cm" svg:height="0.399cm" draw:control="control3"/>e<text:span text:style-name="T7">nvoi du </text:span><text:span text:style-name="T9">PRIMO DOSSIER</text:span><text:span text:style-name="T7"> (</text:span><text:span text:style-name="T8">sans demandes au fonctionnaire délégué et sans décision de collège</text:span><text:span text:style-name="T7">)</text:span></text:p>
          </table:table-cell>
          <table:covered-table-cell/>
        </table:table-row>
        <table:table-row>
          <table:table-cell table:style-name="Tableau1.A2" office:value-type="string">
            <text:p text:style-name="P4"><draw:control text:anchor-type="as-char" draw:z-index="0" draw:style-name="gr1" draw:text-style-name="P16" svg:width="0.447cm" svg:height="0.399cm" draw:control="control1"/>envoi avec le <text:span text:style-name="T6">RAPPORT</text:span><text:span text:style-name="T1"> du</text:span> collège</text:p>
          </table:table-cell>
          <table:table-cell table:style-name="Tableau1.B2" office:value-type="string">
            <text:p text:style-name="P4"><draw:control text:anchor-type="as-char" draw:z-index="1" draw:style-name="gr1" draw:text-style-name="P16" svg:width="0.447cm" svg:height="0.399cm" draw:control="control2"/>Envoi avec la <text:span text:style-name="T1">DÉCISION du</text:span> collège </text:p>
          </table:table-cell>
        </table:table-row>
        <table:table-row>
          <table:table-cell table:style-name="Tableau1.A3" table:number-columns-spanned="2" office:value-type="string">
            <text:p text:style-name="P4"><text:s text:c="37"/>N,B, : un « primo dossier » avait déjà été envoyé : <draw:control text:anchor-type="as-char" draw:z-index="4" draw:style-name="gr1" draw:text-style-name="P16" svg:width="0.447cm" svg:height="0.399cm" draw:control="control5"/><text:span text:style-name="T5">oui <text:s text:c="3"/></text:span><draw:control text:anchor-type="as-char" draw:z-index="5" draw:style-name="gr1" draw:text-style-name="P16" svg:width="0.447cm" svg:height="0.399cm" draw:control="control6"/><text:span text:style-name="T5"> non</text:span></text:p>
          </table:table-cell>
          <table:covered-table-cell/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<office:annotation><dc:creator>Ngaha </dc:creator><dc:date>2015-06-08T13:37:51</dc:date><text:p text:style-name="P15"><text:span text:style-name="T21">do text if not self.getValueForTemplate('folderCategory').startswith('DUP')</text:span></text:p></office:annotation><draw:control text:anchor-type="as-char" draw:z-index="6" draw:style-name="gr1" draw:text-style-name="P16" svg:width="0.447cm" svg:height="0.399cm" draw:control="control7"/><text:span text:style-name="T13">DUP :</text:span> <text:span text:style-name="T19">Déclaration Urbanistique </text:span></text:p>
            <text:p text:style-name="P4"><text:span text:style-name="T19"><office:annotation><dc:creator>Ngaha </dc:creator><dc:date>2015-06-08T13:43:27</dc:date><text:p text:style-name="P15"><text:span text:style-name="T22">do text if self.getValueForTemplate('folderCategory').startswith('DUP')</text:span></text:p></office:annotation></text:span><text:span text:style-name="T19"><draw:control text:anchor-type="as-char" draw:z-index="21" draw:style-name="gr1" draw:text-style-name="P16" svg:width="0.447cm" svg:height="0.399cm" draw:control="control22"/></text:span><text:span text:style-name="T13">DUP </text:span><text:span text:style-name="T14">:</text:span><text:span text:style-name="T19"> Déclaration Urbanistique</text:span></text:p>
            <text:p text:style-name="P4"><office:annotation><dc:creator>Ngaha </dc:creator><dc:date>2015-06-08T14:03:02</dc:date><text:p text:style-name="P15"><text:span text:style-name="T22">do text if not self.getValueForTemplate('folderCategory').startswith('CU1')</text:span></text:p></office:annotation><draw:control text:anchor-type="as-char" draw:z-index="7" draw:style-name="gr1" draw:text-style-name="P16" svg:width="0.447cm" svg:height="0.399cm" draw:control="control8"/><text:span text:style-name="T13">CU1 :</text:span> <text:span text:style-name="T19">Certificat d'urbanisme n°1</text:span></text:p>
            <text:p text:style-name="P4"><text:span text:style-name="T19"><office:annotation><dc:creator>Ngaha </dc:creator><dc:date>2015-06-08T14:03:42</dc:date><text:p text:style-name="P15"><text:span text:style-name="T22">do text if self.getValueForTemplate('folderCategory').startswith('CU1')</text:span></text:p></office:annotation></text:span><text:span text:style-name="T19"><draw:control text:anchor-type="as-char" draw:z-index="24" draw:style-name="gr1" draw:text-style-name="P16" svg:width="0.447cm" svg:height="0.399cm" draw:control="control25"/></text:span><text:span text:style-name="T13">CU1 </text:span><text:span text:style-name="T14">:</text:span><text:span text:style-name="T19"> Certificat d'urbanisme n°1</text:span></text:p>
            <text:p text:style-name="P4"><office:annotation><dc:creator>Ngaha </dc:creator><dc:date>2015-06-08T14:04:17</dc:date><text:p text:style-name="P15"><text:span text:style-name="T22">do text if not self.getValueForTemplate('folderCategory').startswith('CU2')</text:span></text:p></office:annotation><draw:control text:anchor-type="as-char" draw:z-index="8" draw:style-name="gr1" draw:text-style-name="P16" svg:width="0.447cm" svg:height="0.399cm" draw:control="control9"/><text:span text:style-name="T13">CU2 :</text:span> <text:span text:style-name="T19">Certificat d'urbanisme n°2</text:span></text:p>
            <text:p text:style-name="P4"><text:span text:style-name="T19"><office:annotation><dc:creator>Ngaha </dc:creator><dc:date>2015-06-08T14:04:46</dc:date><text:p text:style-name="P15"><text:span text:style-name="T22">do text if self.getValueForTemplate('folderCategory').startswith('CU2')</text:span></text:p></office:annotation></text:span><text:span text:style-name="T19"><draw:control text:anchor-type="as-char" draw:z-index="25" draw:style-name="gr1" draw:text-style-name="P16" svg:width="0.447cm" svg:height="0.399cm" draw:control="control26"/></text:span><text:span text:style-name="T13">CU2 </text:span><text:span text:style-name="T14">:</text:span><text:span text:style-name="T19"> Certificat d'urbanisme n°2</text:span></text:p>
            <text:p text:style-name="P4"><office:annotation><dc:creator>Ngaha </dc:creator><dc:date>2015-06-08T14:05:06</dc:date><text:p text:style-name="P15"><text:span text:style-name="T22">do text if not self.getValueForTemplate('folderCategory').startswith('PU')</text:span></text:p></office:annotation><draw:control text:anchor-type="as-char" draw:z-index="9" draw:style-name="gr1" draw:text-style-name="P16" svg:width="0.447cm" svg:height="0.399cm" draw:control="control10"/><text:span text:style-name="T13">PU :</text:span> <text:span text:style-name="T19">demande de PERMIS Unique</text:span></text:p>
            <text:p text:style-name="P4"><text:span text:style-name="T19"><office:annotation><dc:creator>Ngaha </dc:creator><dc:date>2015-06-08T14:05:32</dc:date><text:p text:style-name="P15"><text:span text:style-name="T22">do text if self.getValueForTemplate('folderCategory').startswith('PU')</text:span></text:p></office:annotation></text:span><text:span text:style-name="T19"><draw:control text:anchor-type="as-char" draw:z-index="26" draw:style-name="gr1" draw:text-style-name="P16" svg:width="0.447cm" svg:height="0.399cm" draw:control="control27"/></text:span><text:span text:style-name="T13">PU </text:span><text:span text:style-name="T14">:</text:span><text:span text:style-name="T19"> demande de PERMIS Unique</text:span></text:p>
            <text:p text:style-name="P4"><office:annotation><dc:creator>Ngaha </dc:creator><dc:date>2015-06-08T14:05:50</dc:date><text:p text:style-name="P15"><text:span text:style-name="T22">do text if not self.getValueForTemplate('folderCategory').startswith('DIV')</text:span></text:p></office:annotation><draw:control text:anchor-type="as-char" draw:z-index="10" draw:style-name="gr1" draw:text-style-name="P16" svg:width="0.447cm" svg:height="0.399cm" draw:control="control11"/><text:span text:style-name="T13">DIV :</text:span> <text:span text:style-name="T19">Autre demande</text:span></text:p>
            <text:p text:style-name="P4"><text:span text:style-name="T19"><office:annotation><dc:creator>Ngaha </dc:creator><dc:date>2015-06-08T14:06:20</dc:date><text:p text:style-name="P15"><text:span text:style-name="T22">do text if self.getValueForTemplate('folderCategory').startswith('DIV')</text:span></text:p></office:annotation></text:span><text:span text:style-name="T19"><draw:control text:anchor-type="as-char" draw:z-index="27" draw:style-name="gr1" draw:text-style-name="P16" svg:width="0.447cm" svg:height="0.399cm" draw:control="control28"/></text:span><text:span text:style-name="T13">DIV </text:span><text:span text:style-name="T14">:</text:span><text:span text:style-name="T19"> Autre demande</text:span></text:p>
            <text:p text:style-name="P4"><office:annotation><dc:creator>Ngaha </dc:creator><dc:date>2015-06-08T14:06:37</dc:date><text:p text:style-name="P15"><text:span text:style-name="T22">do text if not self.getValueForTemplate('folderCategory').startswith('UCP')</text:span></text:p></office:annotation><draw:control text:anchor-type="as-char" draw:z-index="11" draw:style-name="gr1" draw:text-style-name="P16" svg:width="0.447cm" svg:height="0.399cm" draw:control="control12"/><text:span text:style-name="T13">UCP :</text:span> <text:span text:style-name="T19">permis d'urbanisme à caractère public</text:span></text:p>
            <text:p text:style-name="P4"><text:span text:style-name="T19"><office:annotation><dc:creator>Ngaha </dc:creator><dc:date>2015-06-08T14:07:42</dc:date><text:p text:style-name="P15"><text:span text:style-name="T22">do text if self.getValueForTemplate('folderCategory').startswith('UCP')</text:span></text:p></office:annotation></text:span><text:span text:style-name="T19"><draw:control text:anchor-type="as-char" draw:z-index="28" draw:style-name="gr1" draw:text-style-name="P16" svg:width="0.447cm" svg:height="0.399cm" draw:control="control29"/></text:span><text:span text:style-name="T13">UCP </text:span><text:span text:style-name="T14">:</text:span><text:span text:style-name="T19"> permis d'urbanisme à caractère public</text:span></text:p>
            <text:p text:style-name="P4"><office:annotation><dc:creator>Ngaha </dc:creator><dc:date>2015-06-08T14:08:42</dc:date><text:p text:style-name="P15"><text:span text:style-name="T22">do text if not self.getValueForTemplate('folderCategory').startswith('LCP')</text:span></text:p></office:annotation><draw:control text:anchor-type="as-char" draw:z-index="12" draw:style-name="gr1" draw:text-style-name="P16" svg:width="0.447cm" svg:height="0.399cm" draw:control="control13"/><text:span text:style-name="T13">LCP : </text:span><text:span text:style-name="T19">permis d'urbanisation caractère public</text:span></text:p>
            <text:p text:style-name="P4"><text:span text:style-name="T19"><office:annotation><dc:creator>Ngaha </dc:creator><dc:date>2015-06-08T14:08:15</dc:date><text:p text:style-name="P15"><text:span text:style-name="T22">do text if self.getValueForTemplate('folderCategory').startswith('LCP')</text:span></text:p></office:annotation></text:span><text:span text:style-name="T19"><draw:control text:anchor-type="as-char" draw:z-index="29" draw:style-name="gr1" draw:text-style-name="P16" svg:width="0.447cm" svg:height="0.399cm" draw:control="control30"/></text:span><text:span text:style-name="T13">LCP </text:span><text:span text:style-name="T14">: </text:span><text:span text:style-name="T19">permis d'urbanisation caractère public</text:span></text:p>
          </table:table-cell>
          <table:table-cell table:style-name="Tableau2.B1" office:value-type="string">
            <text:p text:style-name="P4"><text:span text:style-name="T19"><office:annotation><dc:creator>Ngaha </dc:creator><dc:date>2015-06-08T13:56:55</dc:date><text:p text:style-name="P15"><text:span text:style-name="T22">do text if not self.getValueForTemplate('folderCategory').startswith('UAP')</text:span></text:p></office:annotation></text:span><text:span text:style-name="T19"><draw:control text:anchor-type="as-char" draw:z-index="22" draw:style-name="gr1" draw:text-style-name="P16" svg:width="0.447cm" svg:height="0.399cm" draw:control="control23"/></text:span><text:span text:style-name="T13">UAP </text:span><text:span text:style-name="T14">:</text:span><text:span text:style-name="T19"> </text:span><text:span text:style-name="T18">hors RCU, PCA, lotis,</text:span><text:span text:style-name="T19"> avec avis préalable au DF (+ parfois dérog accordé/FD)</text:span></text:p>
            <text:p text:style-name="P4"><text:span text:style-name="T19"><office:annotation><dc:creator>Ngaha </dc:creator><dc:date>2015-06-08T13:57:17</dc:date><text:p text:style-name="P15"><text:span text:style-name="T22">do text if self.getValueForTemplate('folderCategory').startswith('UAP')</text:span></text:p></office:annotation></text:span><text:span text:style-name="T19"><draw:control text:anchor-type="as-char" draw:z-index="23" draw:style-name="gr1" draw:text-style-name="P16" svg:width="0.447cm" svg:height="0.399cm" draw:control="control24"/></text:span><text:span text:style-name="T13">UAP </text:span><text:span text:style-name="T14">:</text:span><text:span text:style-name="T19"> </text:span><text:span text:style-name="T18">hors RCU, PCA, lotis,</text:span><text:span text:style-name="T19"> avec avis préalable au DF (+ parfois dérog accordé/FD)</text:span></text:p>
            <text:p text:style-name="P4"><office:annotation><dc:creator>Ngaha </dc:creator><dc:date>2015-06-08T14:10:16</dc:date><text:p text:style-name="P15"><text:span text:style-name="T22">do text if not self.getValueForTemplate('folderCategory').startswith('UDC')</text:span></text:p></office:annotation><draw:control text:anchor-type="as-char" draw:z-index="13" draw:style-name="gr1" draw:text-style-name="P16" svg:width="0.447cm" svg:height="0.399cm" draw:control="control14"/><text:span text:style-name="T13">UDC :</text:span><text:span text:style-name="T5"> </text:span><text:span text:style-name="T19">permis direct du Collège (vu art 107 ou dans RCU, PCA, Lotissement)</text:span></text:p>
            <text:p text:style-name="P4"><text:span text:style-name="T19"><office:annotation><dc:creator>Ngaha </dc:creator><dc:date>2015-06-08T14:09:27</dc:date><text:p text:style-name="P15"><text:span text:style-name="T22">do text if self.getValueForTemplate('folderCategory').startswith('UDC')</text:span></text:p></office:annotation></text:span><text:span text:style-name="T19"><draw:control text:anchor-type="as-char" draw:z-index="30" draw:style-name="gr1" draw:text-style-name="P16" svg:width="0.447cm" svg:height="0.399cm" draw:control="control31"/></text:span><text:span text:style-name="T13">UDC </text:span><text:span text:style-name="T14">:</text:span><text:span text:style-name="T19"> permis direct du Collège (vu art 107 ou dans RCU, PCA, Lotissement)</text:span></text:p>
            <text:p text:style-name="P4"><office:annotation><dc:creator>Ngaha </dc:creator><dc:date>2015-06-08T14:11:43</dc:date><text:p text:style-name="P15"><text:span text:style-name="T22">do text if not self.getValueForTemplate('folderCategory').startswith('UDC/D')</text:span></text:p></office:annotation><draw:control text:anchor-type="as-char" draw:z-index="14" draw:style-name="gr1" draw:text-style-name="P16" svg:width="0.447cm" svg:height="0.399cm" draw:control="control15"/><text:span text:style-name="T13">UDC/D :</text:span> <text:span text:style-name="T19">permis dans RCU, PCA, Lotissement, </text:span><text:span text:style-name="T20">avec dérogation</text:span></text:p>
            <text:p text:style-name="P4"><text:span text:style-name="T20"><office:annotation><dc:creator>Ngaha </dc:creator><dc:date>2015-06-08T14:11:26</dc:date><text:p text:style-name="P15"><text:span text:style-name="T22">do text if self.getValueForTemplate('folderCategory').startswith('UDC/D')</text:span></text:p></office:annotation></text:span><text:span text:style-name="T20"><draw:control text:anchor-type="as-char" draw:z-index="31" draw:style-name="gr1" draw:text-style-name="P16" svg:width="0.447cm" svg:height="0.399cm" draw:control="control32"/></text:span><text:span text:style-name="T17">UDC/D</text:span><text:span text:style-name="T16"> :</text:span><text:span text:style-name="T20"> permis dans RCU, PCA, Lotissement, avec dérogation</text:span></text:p>
            <text:p text:style-name="P4"><office:annotation><dc:creator>Ngaha </dc:creator><dc:date>2015-06-08T14:12:50</dc:date><text:p text:style-name="P15"><text:span text:style-name="T22">do text if not self.getValueForTemplate('folderCategory').startswith('LAP')</text:span></text:p></office:annotation><draw:control text:anchor-type="as-char" draw:z-index="15" draw:style-name="gr1" draw:text-style-name="P16" svg:width="0.447cm" svg:height="0.399cm" draw:control="control16"/><text:span text:style-name="T13">LAP :</text:span> <text:span text:style-name="T19">Permis d'urbanisation avec avis préalable du FD</text:span></text:p>
            <text:p text:style-name="P4"><text:span text:style-name="T19"><office:annotation><dc:creator>Ngaha </dc:creator><dc:date>2015-06-08T14:12:19</dc:date><text:p text:style-name="P15"><text:span text:style-name="T22">do text if self.getValueForTemplate('folderCategory').startswith('LAP')</text:span></text:p></office:annotation></text:span><text:span text:style-name="T19"><draw:control text:anchor-type="as-char" draw:z-index="32" draw:style-name="gr1" draw:text-style-name="P16" svg:width="0.447cm" svg:height="0.399cm" draw:control="control33"/></text:span><text:span text:style-name="T13">LAP </text:span><text:span text:style-name="T14">:</text:span><text:span text:style-name="T19"> Permis d'urbanisation avec avis préalable du FD</text:span></text:p>
            <text:p text:style-name="P4"><office:annotation><dc:creator>Ngaha </dc:creator><dc:date>2015-06-08T14:13:36</dc:date><text:p text:style-name="P15"><text:span text:style-name="T22">do text if not self.getValueForTemplate('folderCategory').startswith('LAP/M')</text:span></text:p></office:annotation><draw:control text:anchor-type="as-char" draw:z-index="16" draw:style-name="gr1" draw:text-style-name="P16" svg:width="0.447cm" svg:height="0.399cm" draw:control="control17"/><text:span text:style-name="T13">LAP /M :</text:span><text:span text:style-name="T5"> </text:span><text:span text:style-name="T19">Modification du permis de lotir (= d'urbanisation) avec avis du FD</text:span></text:p>
            <text:p text:style-name="P4"><text:span text:style-name="T19"><office:annotation><dc:creator>Ngaha </dc:creator><dc:date>2015-06-08T14:13:11</dc:date><text:p text:style-name="P15"><text:span text:style-name="T22">do text if self.getValueForTemplate('folderCategory').startswith('LAP/M')</text:span></text:p></office:annotation></text:span><text:span text:style-name="T19"><draw:control text:anchor-type="as-char" draw:z-index="33" draw:style-name="gr1" draw:text-style-name="P16" svg:width="0.447cm" svg:height="0.399cm" draw:control="control34"/></text:span><text:span text:style-name="T13">LAP /M</text:span><text:span text:style-name="T14"> :</text:span><text:span text:style-name="T19"> Modification du permis de lotir (= d'urbanisation) avec avis du FD</text:span></text:p>
            <text:p text:style-name="P4"><office:annotation><dc:creator>Ngaha </dc:creator><dc:date>2015-06-08T14:14:29</dc:date><text:p text:style-name="P15"><text:span text:style-name="T22">do text if not self.getValueForTemplate('folderCategory').startswith('LLDC')</text:span></text:p></office:annotation><draw:control text:anchor-type="as-char" draw:z-index="17" draw:style-name="gr1" draw:text-style-name="P16" svg:width="0.447cm" svg:height="0.399cm" draw:control="control18"/><text:span text:style-name="T13">LDC :</text:span> <text:span text:style-name="T19">permis d'urbanisation dans un RUC, PCA</text:span></text:p>
            <text:p text:style-name="P4"><text:span text:style-name="T19"><office:annotation><dc:creator>Ngaha </dc:creator><dc:date>2015-06-08T14:14:02</dc:date><text:p><text:span text:style-name="T22">do text if self.getValueForTemplate('folderCategory').startswith('LLDC')</text:span></text:p></office:annotation></text:span><text:span text:style-name="T19"><draw:control text:anchor-type="as-char" draw:z-index="34" draw:style-name="gr1" draw:text-style-name="P16" svg:width="0.447cm" svg:height="0.399cm" draw:control="control35"/></text:span><text:span text:style-name="T13">LDC </text:span><text:span text:style-name="T14">:</text:span><text:span text:style-name="T19"> permis d'urbanisation dans un RUC, PCA</text:span></text:p>
            <text:p text:style-name="P4"><office:annotation><dc:creator>Ngaha </dc:creator><dc:date>2015-06-08T14:15:10</dc:date><text:p text:style-name="P15"><text:span text:style-name="T22">do text if not self.getValueForTemplate('folderCategory').startswith('LLDC/M')</text:span></text:p></office:annotation><draw:control text:anchor-type="as-char" draw:z-index="18" draw:style-name="gr1" draw:text-style-name="P16" svg:width="0.447cm" svg:height="0.399cm" draw:control="control19"/><text:span text:style-name="T13">LDC/M :</text:span> <text:span text:style-name="T19">Modification de permis de lotir ( =d'urbanisme) dans un RCU, PCA</text:span></text:p>
            <text:p text:style-name="P4"><text:span text:style-name="T19"><office:annotation><dc:creator>Ngaha </dc:creator><dc:date>2015-06-08T14:14:49</dc:date><text:p text:style-name="P15"><text:span text:style-name="T22">do text if self.getValueForTemplate('folderCategory').startswith('LLDC/M')</text:span></text:p></office:annotation></text:span><text:span text:style-name="T19"><draw:control text:anchor-type="as-char" draw:z-index="35" draw:style-name="gr1" draw:text-style-name="P16" svg:width="0.447cm" svg:height="0.399cm" draw:control="control36"/></text:span><text:span text:style-name="T13">LDC/M</text:span><text:span text:style-name="T14"> :</text:span><text:span text:style-name="T19"> Modification de permis de lotir ( =d'urbanisme) dans un RCU, PCA</text:span>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7"><text:span text:style-name="T1">DEMANDEUR : </text:span><text:span text:style-name="T3">n</text:span><text:span text:style-name="T5">om, prénom</text:span></text:p>
            <text:p text:style-name="P6"><text:s text:c="30"/>Adresse</text:p>
            <text:p text:style-name="P6"><text:s text:c="30"/>Tél.</text:p>
          </table:table-cell>
          <table:table-cell table:style-name="Tableau3.B1" table:number-columns-spanned="3" office:value-type="string">
            <text:p text:style-name="P5"><text:text-input text:description="Situation des travaux">self.getApplicantsSignaletic()</text:text-input></text:p>
            <text:p text:style-name="P5"><text:text-input text:description="">self.getApplicants()[0].getAddress()</text:text-input></text:p>
            <text:p text:style-name="P5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7"><text:span text:style-name="T1">BIEN </text:span><text:span text:style-name="T3">concerné</text:span><text:span text:style-name="T1"> </text:span><text:span text:style-name="T3">: </text:span><text:span text:style-name="T5">Adresse</text:span></text:p>
            <text:p text:style-name="P7"><text:s text:c="24"/><text:span text:style-name="T5">Référence cadastrale</text:span></text:p>
          </table:table-cell>
          <table:table-cell table:style-name="Tableau3.B2" table:number-columns-spanned="3" office:value-type="string">
            <text:p text:style-name="P5"><text:text-input text:description="Situation des travaux">self.getWorkLocationSignaletic()</text:text-input></text:p>
            <text:p text:style-name="P5"><text:text-input text:description="Bien-Parcelles">self.getPortionOutsTex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5"><text:text-input text:description="Objet des travaux">self.getLicenceSubjec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AUTEUR DE PROJET : nom</text:p>
            <text:p text:style-name="P7"><text:s text:c="41"/>a<text:span text:style-name="T5">dresse</text:span></text:p>
          </table:table-cell>
          <table:table-cell table:style-name="Tableau3.B2" table:number-columns-spanned="3" office:value-type="string">
            <text:p text:style-name="P5"/>
            <text:p text:style-name="P5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8">Date de dépôt dossier <text:span text:style-name="T6">complet</text:span></text:p>
          </table:table-cell>
          <table:table-cell table:style-name="Tableau3.A2" office:value-type="string">
            <text:p text:style-name="P5"><office:annotation><dc:creator>sde </dc:creator><dc:date>2011-08-08T13:35:49</dc:date><text:p text:style-name="P15"><text:span text:style-name="T25">do text if self.getLastDeposit() is not None</text:span></text:p></office:annotation><text:text-input text:description="Objet des travaux">tool.formatDate(self.getLastDeposit().getEventDate())</text:text-input></text:p>
          </table:table-cell>
          <table:table-cell table:style-name="Tableau3.C5" office:value-type="string">
            <text:p text:style-name="P5"><text:span text:style-name="T4">Délai de réponse annoncé :</text:span> <text:s text:c="3"/></text:p>
          </table:table-cell>
          <table:table-cell table:style-name="Tableau3.D5" office:value-type="string">
            <text:p text:style-name="P5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6">Autres dossiers connus sur le bien</text:p>
          </table:table-cell>
          <table:table-cell table:style-name="Tableau3.B1" table:number-columns-spanned="3" office:value-type="string">
            <text:p text:style-name="P5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9"><office:annotation><dc:creator>Ngaha </dc:creator><dc:date>2015-06-09T15:11:52</dc:date><text:p text:style-name="P15"><text:span text:style-name="T22">do text if not self.isInPCA</text:span></text:p></office:annotation><draw:control text:anchor-type="as-char" draw:z-index="53" draw:style-name="gr1" draw:text-style-name="P16" svg:width="0.447cm" svg:height="0.399cm" draw:control="control54"/>Un PCA de réf. : </text:p>
                  <text:p text:style-name="P9"><office:annotation><dc:creator>Ngaha </dc:creator><dc:date>2015-06-09T15:13:02</dc:date><text:p text:style-name="P15"><text:span text:style-name="T22">do text if self.isInPCA</text:span></text:p></office:annotation><draw:control text:anchor-type="as-char" draw:z-index="54" draw:style-name="gr1" draw:text-style-name="P16" svg:width="0.447cm" svg:height="0.399cm" draw:control="control55"/>Un PCA de réf. : </text:p>
                </table:table-cell>
                <table:table-cell table:style-name="Tableau6.A1" office:value-type="string">
                  <text:p text:style-name="P13"><office:annotation><dc:creator>Ngaha </dc:creator><dc:date>2015-06-09T16:08:21</dc:date><text:p text:style-name="P15"><text:span text:style-name="T22">do text</text:span></text:p><text:p text:style-name="P15"><text:span text:style-name="T22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9"><office:annotation><dc:creator>Ngaha </dc:creator><dc:date>2015-06-09T15:14:32</dc:date><text:p text:style-name="P15"><text:span text:style-name="T22">do text if not self.isInSubdivision</text:span></text:p></office:annotation> <draw:control text:anchor-type="as-char" draw:z-index="55" draw:style-name="gr1" draw:text-style-name="P16" svg:width="0.447cm" svg:height="0.399cm" draw:control="control56"/>un lotissement de réf. :</text:p>
                  <text:p text:style-name="P9"><office:annotation><dc:creator>Ngaha </dc:creator><dc:date>2015-06-09T15:15:29</dc:date><text:p text:style-name="P15"><text:span text:style-name="T22">do text if self.isInSubdivision</text:span></text:p></office:annotation> <draw:control text:anchor-type="as-char" draw:z-index="56" draw:style-name="gr1" draw:text-style-name="P16" svg:width="0.447cm" svg:height="0.399cm" draw:control="control57"/>un lotissement de réf. :</text:p>
                </table:table-cell>
                <table:table-cell table:style-name="Tableau6.A1" office:value-type="string">
                  <text:p text:style-name="P13"><office:annotation><dc:creator>Ngaha </dc:creator><dc:date>2015-06-09T16:12:51</dc:date><text:p text:style-name="P15"><text:span text:style-name="T22">do text</text:span></text:p><text:p text:style-name="P15"><text:span text:style-name="T22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Demande de DEROGATION :</text:p>
          </table:table-cell>
          <table:table-cell table:style-name="Tableau3.B1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9"><office:annotation><dc:creator>Ngaha </dc:creator><dc:date>2015-06-16T10:23:07</dc:date><text:p text:style-name="P15"><text:span text:style-name="T22">do text if not self.getValueForTemplate('derogation').count(u'au Plan de secteur')</text:span></text:p></office:annotation><draw:control text:anchor-type="as-char" draw:z-index="61" draw:style-name="gr1" draw:text-style-name="P16" svg:width="0.447cm" svg:height="0.399cm" draw:control="control62"/>au Plan de Secteur</text:p>
                  <text:p text:style-name="P9"><office:annotation><dc:creator>Ngaha </dc:creator><dc:date>2015-06-16T10:25:27</dc:date><text:p text:style-name="P15"><text:span text:style-name="T22">do text if self.getValueForTemplate('derogation').count(u'au Plan de secteur')</text:span></text:p></office:annotation><draw:control text:anchor-type="as-char" draw:z-index="62" draw:style-name="gr1" draw:text-style-name="P16" svg:width="0.447cm" svg:height="0.399cm" draw:control="control63"/>au Plan de Secteur</text:p>
                </table:table-cell>
                <table:table-cell table:style-name="Tableau5.A1" office:value-type="string">
                  <text:p text:style-name="P9"><office:annotation><dc:creator>Ngaha </dc:creator><dc:date>2015-06-16T10:26:21</dc:date><text:p text:style-name="P15"><text:span text:style-name="T22">do text if not self.getValueForTemplate('derogation').count(u"au Plan Communal d'Am\xe9nagement")</text:span></text:p></office:annotation><draw:control text:anchor-type="as-char" draw:z-index="60" draw:style-name="gr1" draw:text-style-name="P16" svg:width="0.447cm" svg:height="0.399cm" draw:control="control61"/>au PCA.</text:p>
                  <text:p text:style-name="P9"><office:annotation><dc:creator>Ngaha </dc:creator><dc:date>2015-06-16T10:30:51</dc:date><text:p text:style-name="P15"><text:span text:style-name="T22">do text if self.getValueForTemplate('derogation').count(u"au Plan Communal d'Am\xe9nagement")</text:span></text:p></office:annotation><draw:control text:anchor-type="as-char" draw:z-index="63" draw:style-name="gr1" draw:text-style-name="P16" svg:width="0.447cm" svg:height="0.399cm" draw:control="control64"/>au PCA.</text:p>
                </table:table-cell>
                <table:table-cell table:style-name="Tableau5.A1" office:value-type="string">
                  <text:p text:style-name="P9"><office:annotation><dc:creator>Ngaha </dc:creator><dc:date>2015-06-16T10:34:32</dc:date><text:p text:style-name="P15"><text:span text:style-name="T22">do text if not self.getValueForTemplate('derogation').count(u"au Lotissement")</text:span></text:p></office:annotation><draw:control text:anchor-type="as-char" draw:z-index="59" draw:style-name="gr1" draw:text-style-name="P16" svg:width="0.447cm" svg:height="0.399cm" draw:control="control60"/>au Lotissement</text:p>
                  <text:p text:style-name="P9"><office:annotation><dc:creator>Ngaha </dc:creator><dc:date>2015-06-16T10:35:59</dc:date><text:p text:style-name="P15"><text:span text:style-name="T22">do text if self.getValueForTemplate('derogation').count(u"au Lotissement")</text:span></text:p></office:annotation><draw:control text:anchor-type="as-char" draw:z-index="64" draw:style-name="gr1" draw:text-style-name="P16" svg:width="0.447cm" svg:height="0.399cm" draw:control="control65"/>au Lotissement</text:p>
                </table:table-cell>
                <table:table-cell table:style-name="Tableau5.A1" office:value-type="string">
                  <text:p text:style-name="P9"><office:annotation><dc:creator>Ngaha </dc:creator><dc:date>2015-06-16T10:37:04</dc:date><text:p text:style-name="P15"><text:span text:style-name="T22">do text if not self.getValueForTemplate('derogation').count(u"au R\xe8glement Communal d'Urbanisme")</text:span></text:p></office:annotation><draw:control text:anchor-type="as-char" draw:z-index="58" draw:style-name="gr1" draw:text-style-name="P16" svg:width="0.447cm" svg:height="0.399cm" draw:control="control59"/>au RCU</text:p>
                  <text:p text:style-name="P9"><office:annotation><dc:creator>Ngaha </dc:creator><dc:date>2015-06-16T10:37:48</dc:date><text:p text:style-name="P15"><text:span text:style-name="T22">do text if self.getValueForTemplate('derogation').count(u"au R\xe8glement Communal d'Urbanisme")</text:span></text:p></office:annotation><draw:control text:anchor-type="as-char" draw:z-index="65" draw:style-name="gr1" draw:text-style-name="P16" svg:width="0.447cm" svg:height="0.399cm" draw:control="control66"/>au RCU </text:p>
                </table:table-cell>
                <table:table-cell table:style-name="Tableau5.A1" office:value-type="string">
                  <text:p text:style-name="P9"><office:annotation><dc:creator>Ngaha </dc:creator><dc:date>2015-06-16T10:33:04</dc:date><text:p text:style-name="P15"><text:span text:style-name="T22">do text if not self.getValueForTemplate('derogation').count(u"au R\xe8glement R\xe9gional d'Urbanisme")</text:span></text:p></office:annotation> <draw:control text:anchor-type="as-char" draw:z-index="57" draw:style-name="gr1" draw:text-style-name="P16" svg:width="0.447cm" svg:height="0.399cm" draw:control="control58"/>au Règl. Rég. d'Urb</text:p>
                  <text:p text:style-name="P9"><office:annotation><dc:creator>Ngaha </dc:creator><dc:date>2015-06-16T10:33:44</dc:date><text:p text:style-name="P15"><text:span text:style-name="T22">do text if self.getValueForTemplate('derogation').count(u"au R\xe8glement R\xe9gional d'Urbanisme")</text:span></text:p></office:annotation> <draw:control text:anchor-type="as-char" draw:z-index="66" draw:style-name="gr1" draw:text-style-name="P16" svg:width="0.447cm" svg:height="0.399cm" draw:control="control67"/>au Règl. Rég. d'Urb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Publicité - enquête</text:p>
          </table:table-cell>
          <table:table-cell table:style-name="Tableau3.B2" table:number-columns-spanned="3" office:value-type="string">
            <text:p text:style-name="P5"><office:annotation><dc:creator>Ngaha </dc:creator><dc:date>2015-06-08T15:34:10</dc:date><text:p text:style-name="P15"><text:span text:style-name="T22">do text if 'inquiry' not in context.getProcedureChoice()</text:span></text:p></office:annotation> <draw:control text:anchor-type="as-char" draw:z-index="36" draw:style-name="gr1" draw:text-style-name="P16" svg:width="0.447cm" svg:height="0.399cm" draw:control="control37"/>oui <text:s/><draw:control text:anchor-type="as-char" draw:z-index="37" draw:style-name="gr1" draw:text-style-name="P16" svg:width="0.447cm" svg:height="0.399cm" draw:control="control38"/>du <text:s text:c="14"/>au <text:s text:c="14"/>Réclamation ? <text:s/><draw:control text:anchor-type="as-char" draw:z-index="38" draw:style-name="gr1" draw:text-style-name="P16" svg:width="0.447cm" svg:height="0.399cm" draw:control="control39"/></text:p>
            <text:p text:style-name="P5"><office:annotation><dc:creator>Ngaha </dc:creator><dc:date>2015-06-08T15:32:55</dc:date><text:p text:style-name="P15"><text:span text:style-name="T22">do text if 'inquiry' in context.getProcedureChoice() and ((self.investigationOralReclamationNumber &lt;= 0) and (self.investigationWriteReclamationNumber &lt;= 0))</text:span></text:p></office:annotation> <draw:control text:anchor-type="as-char" draw:z-index="39" draw:style-name="gr1" draw:text-style-name="P16" svg:width="0.447cm" svg:height="0.399cm" draw:control="control40"/>oui <text:s/><draw:control text:anchor-type="as-char" draw:z-index="40" draw:style-name="gr1" draw:text-style-name="P16" svg:width="0.447cm" svg:height="0.399cm" draw:control="control41"/>du <text:text-input text:description="">tool.formatDate(self.investigationStart)</text:text-input> au <text:text-input text:description="">tool.formatDate(self.investigationEnd)</text:text-input> Réclamation ? <text:s/><draw:control text:anchor-type="as-char" draw:z-index="41" draw:style-name="gr1" draw:text-style-name="P16" svg:width="0.447cm" svg:height="0.399cm" draw:control="control42"/></text:p>
            <text:p text:style-name="P5"><office:annotation><dc:creator>Ngaha </dc:creator><dc:date>2015-06-08T15:17:29</dc:date><text:p text:style-name="P15"><text:span text:style-name="T21">do text if 'inquiry' in context.getProcedureChoice() and ((self.investigationOralReclamationNumber &gt; 0) or (self.investigationWriteReclamationNumber &gt; 0))</text:span></text:p></office:annotation> <draw:control text:anchor-type="as-char" draw:z-index="42" draw:style-name="gr1" draw:text-style-name="P16" svg:width="0.447cm" svg:height="0.399cm" draw:control="control43"/>oui <text:s/><draw:control text:anchor-type="as-char" draw:z-index="43" draw:style-name="gr1" draw:text-style-name="P16" svg:width="0.447cm" svg:height="0.399cm" draw:control="control44"/>du <text:text-input text:description="">tool.formatDate(self.investigationStart)</text:text-input> au <text:text-input text:description="">tool.formatDate(self.investigationEnd)</text:text-input> Réclamation ? <text:s/><draw:control text:anchor-type="as-char" draw:z-index="44" draw:style-name="gr1" draw:text-style-name="P16" svg:width="0.447cm" svg:height="0.399cm" draw:control="control45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9"><office:annotation><dc:creator>Ngaha </dc:creator><dc:date>2015-06-16T11:25:37</dc:date><text:p text:style-name="P15"><text:span text:style-name="T22">do text if self.getValueForTemplate('roadAdaptation').count(u"Non")</text:span></text:p></office:annotation><draw:control text:anchor-type="as-char" draw:z-index="71" draw:style-name="gr1" draw:text-style-name="P16" svg:width="0.447cm" svg:height="0.399cm" draw:control="control72"/>oui <text:s/><text:span text:style-name="T4">Type de voirie </text:span>:</text:p>
                  <text:p text:style-name="P9"><office:annotation><dc:creator>Ngaha </dc:creator><dc:date>2015-06-16T11:28:48</dc:date><text:p text:style-name="P15"><text:span text:style-name="T22">do text if self.getValueForTemplate('roadAdaptation').count(u"Oui")</text:span></text:p></office:annotation><draw:control text:anchor-type="as-char" draw:z-index="72" draw:style-name="gr1" draw:text-style-name="P16" svg:width="0.447cm" svg:height="0.399cm" draw:control="control73"/>oui <text:s/><text:span text:style-name="T4">Type de voirie </text:span>:</text:p>
                </table:table-cell>
                <table:table-cell table:style-name="Tableau7.A1" office:value-type="string">
                  <text:p text:style-name="P9"><office:annotation><dc:creator>Ngaha </dc:creator><dc:date>2015-06-16T11:29:30</dc:date><text:p text:style-name="P15"><text:span text:style-name="T22">do text if not self.getValueForTemplate('roadType').count(u"R\xe9gionale")</text:span></text:p></office:annotation><draw:control text:anchor-type="as-char" draw:z-index="69" draw:style-name="gr1" draw:text-style-name="P16" svg:width="0.447cm" svg:height="0.399cm" draw:control="control70"/>Régionale </text:p>
                  <text:p text:style-name="P9"><office:annotation><dc:creator>Ngaha </dc:creator><dc:date>2015-06-16T11:30:52</dc:date><text:p text:style-name="P15"><text:span text:style-name="T22">do text if self.getValueForTemplate('roadType').count(u"R\xe9gionale")</text:span></text:p></office:annotation><draw:control text:anchor-type="as-char" draw:z-index="73" draw:style-name="gr1" draw:text-style-name="P16" svg:width="0.447cm" svg:height="0.399cm" draw:control="control74"/>Régionale</text:p>
                  <text:p text:style-name="P9"><office:annotation><dc:creator>Ngaha </dc:creator><dc:date>2015-06-16T11:31:43</dc:date><text:p text:style-name="P15"><text:span text:style-name="T22">do text if not ( self.getValueForTemplate('roadType').count(u"Communale") and self.getValueForTemplate('roadType').count(u"Vicinale"))</text:span></text:p></office:annotation><draw:control text:anchor-type="as-char" draw:z-index="70" draw:style-name="gr1" draw:text-style-name="P16" svg:width="0.447cm" svg:height="0.399cm" draw:control="control71"/> Communale vicinale </text:p>
                  <text:p text:style-name="P9"><office:annotation><dc:creator>Ngaha </dc:creator><dc:date>2015-06-16T11:36:33</dc:date><text:p text:style-name="P15"><text:span text:style-name="T22">do text if self.getValueForTemplate('roadType').count(u"Communale") and self.getValueForTemplate('roadType').count(u"Vicinale")</text:span></text:p></office:annotation><draw:control text:anchor-type="as-char" draw:z-index="74" draw:style-name="gr1" draw:text-style-name="P16" svg:width="0.447cm" svg:height="0.399cm" draw:control="control75"/> Communale vicinale</text:p>
                </table:table-cell>
                <table:table-cell table:style-name="Tableau7.A1" office:value-type="string">
                  <text:p text:style-name="P9"><office:annotation><dc:creator>Ngaha </dc:creator><dc:date>2015-06-16T11:43:17</dc:date><text:p text:style-name="P15"><text:span text:style-name="T22">do text if not self.getValueForTemplate('roadType').count(u"Provinciale")</text:span></text:p></office:annotation><draw:control text:anchor-type="as-char" draw:z-index="67" draw:style-name="gr1" draw:text-style-name="P16" svg:width="0.447cm" svg:height="0.399cm" draw:control="control68"/>Provinciale</text:p>
                  <text:p text:style-name="P9"><office:annotation><dc:creator>Ngaha </dc:creator><dc:date>2015-06-16T11:44:26</dc:date><text:p text:style-name="P15"><text:span text:style-name="T22">do text if self.getValueForTemplate('roadType').count(u"Provinciale")</text:span></text:p></office:annotation><draw:control text:anchor-type="as-char" draw:z-index="75" draw:style-name="gr1" draw:text-style-name="P16" svg:width="0.447cm" svg:height="0.399cm" draw:control="control76"/>Provinciale</text:p>
                  <text:p text:style-name="P9"><office:annotation><dc:creator>Ngaha </dc:creator><dc:date>2015-06-16T11:39:35</dc:date><text:p text:style-name="P15"><text:span text:style-name="T22">do text if not ( self.getValueForTemplate('roadType').count(u"Communale") and not self.getValueForTemplate('roadType').count(u"Vicinale"))</text:span></text:p></office:annotation><draw:control text:anchor-type="as-char" draw:z-index="68" draw:style-name="gr1" draw:text-style-name="P16" svg:width="0.447cm" svg:height="0.399cm" draw:control="control69"/> Communale non vicinale (=innomée)</text:p>
                  <text:p text:style-name="P9"><office:annotation><dc:creator>Ngaha </dc:creator><dc:date>2015-06-16T11:38:33</dc:date><text:p text:style-name="P15"><text:span text:style-name="T22">do text if self.getValueForTemplate('roadType').count(u"Communale") and not self.getValueForTemplate('roadType').count(u"Vicinale")</text:span></text:p></office:annotation><draw:control text:anchor-type="as-char" draw:z-index="76" draw:style-name="gr1" draw:text-style-name="P16" svg:width="0.447cm" svg:height="0.399cm" draw:control="control77"/> Communale non vicinale (=innomée)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8">Équipement de la voirie</text:p>
            <text:p text:style-name="P8"><text:s text:c="39"/>I<text:span text:style-name="T12">mportant </text:span><text:span text:style-name="T11">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9"><office:annotation><dc:creator>Ngaha </dc:creator><dc:date>2015-06-16T14:05:28</dc:date><text:p text:style-name="P15"><text:span text:style-name="T22">do text if not ( self.roadEquipments.__str__().count(u"'eau'") or self.roadEquipments.__str__().count(u"'electricite'"))</text:span></text:p></office:annotation><draw:control text:anchor-type="as-char" draw:z-index="79" draw:style-name="gr1" draw:text-style-name="P16" svg:width="0.447cm" svg:height="0.399cm" draw:control="control80"/>revêtement en</text:p>
                  <text:p text:style-name="P9"><office:annotation><dc:creator>Ngaha </dc:creator><dc:date>2015-06-16T14:04:23</dc:date><text:p text:style-name="P15"><text:span text:style-name="T22">do text if self.roadEquipments.__str__().count(u"'eau'") or self.roadEquipments.__str__().count(u"'electricite'")</text:span></text:p></office:annotation><draw:control text:anchor-type="as-char" draw:z-index="82" draw:style-name="gr1" draw:text-style-name="P16" svg:width="0.447cm" svg:height="0.399cm" draw:control="control83"/>revêtement en</text:p>
                </table:table-cell>
                <table:table-cell table:style-name="Tableau8.A1" office:value-type="string">
                  <text:p text:style-name="P9"><office:annotation><dc:creator>Ngaha </dc:creator><dc:date>2015-06-16T13:40:43</dc:date><text:p text:style-name="P15"><text:span text:style-name="T21">do text if not self.roadEquipments.__str__().count(u"'eau'")</text:span></text:p></office:annotation><draw:control text:anchor-type="as-char" draw:z-index="78" draw:style-name="gr1" draw:text-style-name="P16" svg:width="0.447cm" svg:height="0.399cm" draw:control="control79"/>eau</text:p>
                  <text:p text:style-name="P9"><office:annotation><dc:creator>Ngaha </dc:creator><dc:date>2015-06-16T13:41:59</dc:date><text:p text:style-name="P15"><text:span text:style-name="T22">do text if self.roadEquipments.__str__().count(u"'eau'")</text:span></text:p></office:annotation><draw:control text:anchor-type="as-char" draw:z-index="81" draw:style-name="gr1" draw:text-style-name="P16" svg:width="0.447cm" svg:height="0.399cm" draw:control="control82"/>eau</text:p>
                </table:table-cell>
                <table:table-cell table:style-name="Tableau8.A1" office:value-type="string">
                  <text:p text:style-name="P9"><office:annotation><dc:creator>Ngaha </dc:creator><dc:date>2015-06-16T14:04:05</dc:date><text:p text:style-name="P15"><text:span text:style-name="T22">do text if not self.roadEquipments.__str__().count(u"'electricite'")</text:span></text:p></office:annotation><draw:control text:anchor-type="as-char" draw:z-index="77" draw:style-name="gr1" draw:text-style-name="P16" svg:width="0.447cm" svg:height="0.399cm" draw:control="control78"/>électricité</text:p>
                  <text:p text:style-name="P9"><office:annotation><dc:creator>Ngaha </dc:creator><dc:date>2015-06-16T13:42:53</dc:date><text:p text:style-name="P15"><text:span text:style-name="T22">do text if self.roadEquipments.__str__().count(u"'electricite'")</text:span></text:p></office:annotation><draw:control text:anchor-type="as-char" draw:z-index="80" draw:style-name="gr1" draw:text-style-name="P16" svg:width="0.447cm" svg:height="0.399cm" draw:control="control81"/>électricité</text:p>
                </table:table-cell>
              </table:table-row>
              <table:table-row>
                <table:table-cell table:style-name="Tableau8.A1" table:number-columns-spanned="2" office:value-type="string">
                  <text:p text:style-name="P9"><office:annotation><dc:creator>Ngaha </dc:creator><dc:date>2015-06-16T14:07:58</dc:date><text:p text:style-name="P15"><text:span text:style-name="T22">do text if not self.roadEquipments.__str__().count(u"'epuration'")</text:span></text:p></office:annotation><draw:control text:anchor-type="as-char" draw:z-index="85" draw:style-name="gr1" draw:text-style-name="P16" svg:width="0.447cm" svg:height="0.399cm" draw:control="control86"/><text:span text:style-name="T4">égout</text:span> existant relié en aval <text:s/>à une <text:span text:style-name="T4">station d'épuration</text:span> publique</text:p>
                  <text:p text:style-name="P9"><office:annotation><dc:creator>Ngaha </dc:creator><dc:date>2015-06-16T14:06:11</dc:date><text:p text:style-name="P15"><text:span text:style-name="T22">do text if self.roadEquipments.__str__().count(u"'epuration'")</text:span></text:p></office:annotation><draw:control text:anchor-type="as-char" draw:z-index="87" draw:style-name="gr1" draw:text-style-name="P16" svg:width="0.447cm" svg:height="0.399cm" draw:control="control88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table:style-name="Tableau8.A1" office:value-type="string">
                  <text:p text:style-name="P9"><office:annotation><dc:creator>Ngaha </dc:creator><dc:date>2015-06-16T14:14:11</dc:date><text:p text:style-name="P15"><text:span text:style-name="T22">do text if not self.roadEquipments.__str__().count(u"'pascollecteeaux'")</text:span></text:p></office:annotation><draw:control text:anchor-type="as-char" draw:z-index="83" draw:style-name="gr1" draw:text-style-name="P16" svg:width="0.447cm" svg:height="0.399cm" draw:control="control84"/>pas d'égout</text:p>
                  <text:p text:style-name="P9"><office:annotation><dc:creator>Ngaha </dc:creator><dc:date>2015-06-16T14:13:36</dc:date><text:p text:style-name="P15"><text:span text:style-name="T22">do text if self.roadEquipments.__str__().count(u"'pascollecteeaux'")</text:span></text:p></office:annotation><draw:control text:anchor-type="as-char" draw:z-index="84" draw:style-name="gr1" draw:text-style-name="P16" svg:width="0.447cm" svg:height="0.399cm" draw:control="control85"/>pas d'égout</text:p>
                </table:table-cell>
              </table:table-row>
              <table:table-row>
                <table:table-cell table:style-name="Tableau8.A1" table:number-columns-spanned="2" office:value-type="string">
                  <text:p text:style-name="P9"><draw:control text:anchor-type="as-char" draw:z-index="88" draw:style-name="gr1" draw:text-style-name="P16" svg:width="0.447cm" svg:height="0.399cm" draw:control="control89"/>autres égouttage existant : zone d'assainissement collectif au PASH</text:p>
                </table:table-cell>
                <table:covered-table-cell/>
                <table:table-cell table:style-name="Tableau8.A1" office:value-type="string">
                  <text:p text:style-name="P13"/>
                </table:table-cell>
              </table:table-row>
              <table:table-row>
                <table:table-cell table:style-name="Tableau8.A1" table:number-columns-spanned="2" office:value-type="string">
                  <text:p text:style-name="P9"><office:annotation><dc:creator>Ngaha </dc:creator><dc:date>2015-06-16T14:21:18</dc:date><text:p text:style-name="P15"><text:span text:style-name="T22">do text if not self.roadEquipments.__str__().count(u"'egoutsep'")</text:span></text:p></office:annotation><draw:control text:anchor-type="as-char" draw:z-index="86" draw:style-name="gr1" draw:text-style-name="P16" svg:width="0.447cm" svg:height="0.399cm" draw:control="control87"/>zone d'épuration individuelle au plan Communal Général d'égouttage</text:p>
                  <text:p text:style-name="P9"><office:annotation><dc:creator>Ngaha </dc:creator><dc:date>2015-06-16T14:20:25</dc:date><text:p text:style-name="P15"><text:span text:style-name="T22">do text if self.roadEquipments.__str__().count(u"'egoutsep'")</text:span></text:p></office:annotation><draw:control text:anchor-type="as-char" draw:z-index="89" draw:style-name="gr1" draw:text-style-name="P16" svg:width="0.447cm" svg:height="0.399cm" draw:control="control90"/>zone d'épuration individuelle au plan Communal Général d'égouttage</text:p>
                </table:table-cell>
                <table:covered-table-cell/>
                <table:table-cell table:style-name="Tableau8.A1" office:value-type="string">
                  <text:p text:style-name="P13"/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row>
                <table:table-cell table:style-name="Tableau9.A1" office:value-type="string">
                  <text:p text:style-name="P9"><office:annotation><dc:creator>Ngaha </dc:creator><dc:date>2015-06-16T16:07:11</dc:date><text:p text:style-name="P15"><text:span text:style-name="T22">do text if not self.getValueForTemplate('solicitOpinionsTo').count('DGO1') &gt; 0</text:span></text:p></office:annotation><draw:control text:anchor-type="as-char" draw:z-index="94" draw:style-name="gr1" draw:text-style-name="P16" svg:width="0.447cm" svg:height="0.399cm" draw:control="control95"/>DGO1 (voirie régionale)</text:p>
                  <text:p text:style-name="P9"><office:annotation><dc:creator>Ngaha </dc:creator><dc:date>2015-06-16T16:07:35</dc:date><text:p text:style-name="P15"><text:span text:style-name="T22">do text if self.getValueForTemplate('solicitOpinionsTo').count('DGO1') &gt; 0</text:span></text:p></office:annotation><draw:control text:anchor-type="as-char" draw:z-index="95" draw:style-name="gr1" draw:text-style-name="P16" svg:width="0.447cm" svg:height="0.399cm" draw:control="control96"/>DGO1 (voirie régionale)</text:p>
                </table:table-cell>
                <table:table-cell table:style-name="Tableau9.A1" office:value-type="string">
                  <text:p text:style-name="P9"><office:annotation><dc:creator>Ngaha </dc:creator><dc:date>2015-06-16T16:09:01</dc:date><text:p text:style-name="P15"><text:span text:style-name="T22">do text if not self.getValueForTemplate('solicitOpinionsTo').count(u"Hainaut Ing\xe9nierie Technique") &gt; 0</text:span></text:p></office:annotation><draw:control text:anchor-type="as-char" draw:z-index="92" draw:style-name="gr1" draw:text-style-name="P16" svg:width="0.447cm" svg:height="0.399cm" draw:control="control93"/>Hainaut Ingénierie Technique </text:p>
                  <text:p text:style-name="P9"><office:annotation><dc:creator>Ngaha </dc:creator><dc:date>2015-06-16T16:09:51</dc:date><text:p text:style-name="P15"><text:span text:style-name="T22"><text:tab/></text:span><text:span text:style-name="T22">do text if self.getValueForTemplate('solicitOpinionsTo').count(u"Hainaut Ing\xe9nierie Technique") &gt; 0</text:span></text:p></office:annotation><draw:control text:anchor-type="as-char" draw:z-index="93" draw:style-name="gr1" draw:text-style-name="P16" svg:width="0.447cm" svg:height="0.399cm" draw:control="control94"/>Hainaut Ingénierie Technique </text:p>
                </table:table-cell>
                <table:table-cell table:style-name="Tableau9.A1" office:value-type="string">
                  <text:p text:style-name="P9"><office:annotation><dc:creator>Ngaha </dc:creator><dc:date>2015-06-16T15:30:58</dc:date><text:p text:style-name="P15"><text:span text:style-name="T22">do text if not self.getValueForTemplate('solicitOpinionsTo').count(u"Agriculture") &gt; 0</text:span></text:p></office:annotation><draw:control text:anchor-type="as-char" draw:z-index="90" draw:style-name="gr1" draw:text-style-name="P16" svg:width="0.447cm" svg:height="0.399cm" draw:control="control91"/> Agriculture</text:p>
                  <text:p text:style-name="P9"><office:annotation><dc:creator>Ngaha </dc:creator><dc:date>2015-06-16T15:32:18</dc:date><text:p text:style-name="P15"><text:span text:style-name="T22">do text if self.getValueForTemplate('solicitOpinionsTo').count(u"Agriculture") &gt; 0</text:span></text:p></office:annotation><draw:control text:anchor-type="as-char" draw:z-index="91" draw:style-name="gr1" draw:text-style-name="P16" svg:width="0.447cm" svg:height="0.399cm" draw:control="control92"/> Agriculture</text:p>
                </table:table-cell>
              </table:table-row>
              <table:table-row>
                <table:table-cell table:style-name="Tableau9.A1" office:value-type="string">
                  <text:p text:style-name="P9"><text:soft-page-break/><office:annotation><dc:creator>Ngaha </dc:creator><dc:date>2015-06-16T16:11:42</dc:date><text:p><text:span text:style-name="T22">do text if not self.getValueForTemplate('solicitOpinionsTo').count(u"Intercommunale") &gt; 0</text:span></text:p></office:annotation><draw:control text:anchor-type="as-char" draw:z-index="100" draw:style-name="gr1" draw:text-style-name="P16" svg:width="0.447cm" svg:height="0.399cm" draw:control="control101"/>Intercommunale</text:p>
                  <text:p text:style-name="P9"><office:annotation><dc:creator>Ngaha </dc:creator><dc:date>2015-06-16T16:11:54</dc:date><text:p><text:span text:style-name="T22">do text if self.getValueForTemplate('solicitOpinionsTo').count(u"Intercommunale") &gt; 0</text:span></text:p></office:annotation><draw:control text:anchor-type="as-char" draw:z-index="101" draw:style-name="gr1" draw:text-style-name="P16" svg:width="0.447cm" svg:height="0.399cm" draw:control="control102"/>Intercommunale</text:p>
                </table:table-cell>
                <table:table-cell table:style-name="Tableau9.A1" office:value-type="string">
                  <text:p text:style-name="P9"><office:annotation><dc:creator>Ngaha </dc:creator><dc:date>2015-06-16T16:12:31</dc:date><text:p><text:span text:style-name="T22">do text if not self.getValueForTemplate('solicitOpinionsTo').count(u"CRMSF") &gt; 0</text:span></text:p></office:annotation><draw:control text:anchor-type="as-char" draw:z-index="98" draw:style-name="gr1" draw:text-style-name="P16" svg:width="0.447cm" svg:height="0.399cm" draw:control="control99"/> CRMSF</text:p>
                  <text:p text:style-name="P9"><office:annotation><dc:creator>Ngaha </dc:creator><dc:date>2015-06-16T16:12:41</dc:date><text:p><text:span text:style-name="T22">do text if self.getValueForTemplate('solicitOpinionsTo').count(u"CRMSF") &gt; 0</text:span></text:p></office:annotation><draw:control text:anchor-type="as-char" draw:z-index="99" draw:style-name="gr1" draw:text-style-name="P16" svg:width="0.447cm" svg:height="0.399cm" draw:control="control100"/> CRMSF</text:p>
                </table:table-cell>
                <table:table-cell table:style-name="Tableau9.A1" office:value-type="string">
                  <text:p text:style-name="P9"><office:annotation><dc:creator>Ngaha </dc:creator><dc:date>2015-06-16T16:13:12</dc:date><text:p><text:span text:style-name="T22">do text if not self.getValueForTemplate('solicitOpinionsTo').count(u"Parc Naturel") &gt; 0</text:span></text:p></office:annotation><draw:control text:anchor-type="as-char" draw:z-index="96" draw:style-name="gr1" draw:text-style-name="P16" svg:width="0.447cm" svg:height="0.399cm" draw:control="control97"/>Parc naturel</text:p>
                  <text:p text:style-name="P9"><office:annotation><dc:creator>Ngaha </dc:creator><dc:date>2015-06-16T16:13:22</dc:date><text:p><text:span text:style-name="T22">do text if self.getValueForTemplate('solicitOpinionsTo').count(u"Parc Naturel") &gt; 0</text:span></text:p></office:annotation><draw:control text:anchor-type="as-char" draw:z-index="97" draw:style-name="gr1" draw:text-style-name="P16" svg:width="0.447cm" svg:height="0.399cm" draw:control="control98"/>Parc naturel</text:p>
                </table:table-cell>
              </table:table-row>
              <table:table-row>
                <table:table-cell table:style-name="Tableau9.A1" office:value-type="string">
                  <text:p text:style-name="P9"><office:annotation><dc:creator>Ngaha </dc:creator><dc:date>2015-06-16T15:45:18</dc:date><text:p><text:span text:style-name="T22">do text if not self.getValueForTemplate('solicitOpinionsTo').count(u"Service Incendie") &gt; 0</text:span></text:p></office:annotation><draw:control text:anchor-type="as-char" draw:z-index="104" draw:style-name="gr1" draw:text-style-name="P16" svg:width="0.447cm" svg:height="0.399cm" draw:control="control105"/>Service Incendie</text:p>
                  <text:p text:style-name="P9"><office:annotation><dc:creator>Ngaha </dc:creator><dc:date>2015-06-16T15:54:34</dc:date><text:p><text:span text:style-name="T22">do text if self.getValueForTemplate('solicitOpinionsTo').count(u"Service Incendie") &gt; 0</text:span></text:p></office:annotation><draw:control text:anchor-type="as-char" draw:z-index="105" draw:style-name="gr1" draw:text-style-name="P16" svg:width="0.447cm" svg:height="0.399cm" draw:control="control106"/>Service Incendie</text:p>
                </table:table-cell>
                <table:table-cell table:style-name="Tableau9.A1" office:value-type="string">
                  <text:p text:style-name="P9"><draw:control text:anchor-type="as-char" draw:z-index="103" draw:style-name="gr1" draw:text-style-name="P16" svg:width="0.447cm" svg:height="0.399cm" draw:control="control104"/></text:p>
                </table:table-cell>
                <table:table-cell table:style-name="Tableau9.A1" office:value-type="string">
                  <text:p text:style-name="P9"><draw:control text:anchor-type="as-char" draw:z-index="102" draw:style-name="gr1" draw:text-style-name="P16" svg:width="0.447cm" svg:height="0.399cm" draw:control="control103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8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1"><office:annotation><dc:creator>sde </dc:creator><dc:date>2011-08-04T13:57:24</dc:date><text:p text:style-name="P15"><text:span text:style-name="T24">do row for folderZoneValue in self.getValuesForTemplate('folderZone')</text:span></text:p></office:annotation><draw:control text:anchor-type="as-char" draw:z-index="3" draw:style-name="gr1" draw:text-style-name="P16" svg:width="0.447cm" svg:height="0.399cm" draw:control="control4"/></text:p>
                </table:table-cell>
                <table:table-cell table:style-name="Tableau12.A1" office:value-type="string">
                  <text:p text:style-name="P5"><text:text-input text:description="Bien-Parcelles">folderZoneValue</text:text-input></text:p>
                </table:table-cell>
              </table:table-row>
            </table:table>
            <text:p text:style-name="P1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Bien classé ou assimilé</text:p>
          </table:table-cell>
          <table:table-cell table:style-name="Tableau3.B2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9"><text:span text:style-name="T13"><office:annotation><dc:creator>Ngaha </dc:creator><dc:date>2015-06-09T11:30:15</dc:date><text:p text:style-name="P15"><text:span text:style-name="T22">do text if not self.getValueForTemplate('protectedBuilding').count(u'class\xe9 ou assimil\xe9')</text:span></text:p></office:annotation></text:span><text:span text:style-name="T13"><draw:control text:anchor-type="as-char" draw:z-index="45" draw:style-name="gr1" draw:text-style-name="P16" svg:width="0.447cm" svg:height="0.399cm" draw:control="control46"/></text:span><text:span text:style-name="T13">classé ou assimilé</text:span></text:p>
                  <text:p text:style-name="P9"><text:span text:style-name="T13"><office:annotation><dc:creator>Ngaha </dc:creator><dc:date>2015-06-09T11:30:31</dc:date><text:p text:style-name="P15"><text:span text:style-name="T22">do text if self.getValueForTemplate('protectedBuilding').count(u'class\xe9 ou assimil\xe9')</text:span></text:p></office:annotation></text:span><text:span text:style-name="T13"><draw:control text:anchor-type="as-char" draw:z-index="49" draw:style-name="gr1" draw:text-style-name="P16" svg:width="0.447cm" svg:height="0.399cm" draw:control="control50"/></text:span><text:span text:style-name="T13">classé ou assimilé</text:span></text:p>
                </table:table-cell>
                <table:table-cell table:style-name="Tableau4.A1" office:value-type="string">
                  <text:p text:style-name="P14"><office:annotation><dc:creator>Ngaha </dc:creator><dc:date>2015-06-09T11:31:08</dc:date><text:p text:style-name="P15"><text:span text:style-name="T22">do text if not self.getValueForTemplate('protectedBuilding').count(u'zone de protection')</text:span></text:p></office:annotation><draw:control text:anchor-type="as-char" draw:z-index="46" draw:style-name="gr1" draw:text-style-name="P16" svg:width="0.447cm" svg:height="0.399cm" draw:control="control47"/>zone de protection</text:p>
                  <text:p text:style-name="P14"><office:annotation><dc:creator>Ngaha </dc:creator><dc:date>2015-06-09T11:32:40</dc:date><text:p text:style-name="P15"><text:span text:style-name="T22">do text if self.getValueForTemplate('protectedBuilding').count(u'zone de protection')</text:span></text:p></office:annotation><draw:control text:anchor-type="as-char" draw:z-index="50" draw:style-name="gr1" draw:text-style-name="P16" svg:width="0.447cm" svg:height="0.399cm" draw:control="control51"/>zone de protection</text:p>
                </table:table-cell>
                <table:table-cell table:style-name="Tableau4.A1" office:value-type="string">
                  <text:p text:style-name="P14"><office:annotation><dc:creator>Ngaha </dc:creator><dc:date>2015-06-09T11:33:01</dc:date><text:p text:style-name="P15"><text:span text:style-name="T22">do text if not self.getValueForTemplate('protectedBuilding').count(u"repris \xe0 l'inventaire"</text:span><text:span text:style-name="T23">)</text:span></text:p></office:annotation><draw:control text:anchor-type="as-char" draw:z-index="47" draw:style-name="gr1" draw:text-style-name="P16" svg:width="0.447cm" svg:height="0.399cm" draw:control="control48"/>repris à l'inventaire</text:p>
                  <text:p text:style-name="P14"><office:annotation><dc:creator>Ngaha </dc:creator><dc:date>2015-06-09T11:34:20</dc:date><text:p text:style-name="P15"><text:span text:style-name="T22">do text if self.getValueForTemplate('protectedBuilding').count(u"repris \xe0 l'inventaire"</text:span><text:span text:style-name="T23">)</text:span></text:p></office:annotation><draw:control text:anchor-type="as-char" draw:z-index="51" draw:style-name="gr1" draw:text-style-name="P16" svg:width="0.447cm" svg:height="0.399cm" draw:control="control52"/>repris à l'inventaire</text:p>
                </table:table-cell>
                <table:table-cell table:style-name="Tableau4.A1" office:value-type="string">
                  <text:p text:style-name="P14"><office:annotation><dc:creator>Ngaha </dc:creator><dc:date>2015-06-09T11:34:36</dc:date><text:p text:style-name="P15"><text:span text:style-name="T22">do text if not self.getValueForTemplate('protectedBuilding').count(u"\xe0 l'Atlas arch\xe9ologique"</text:span><text:span text:style-name="T23">)</text:span></text:p></office:annotation><draw:control text:anchor-type="as-char" draw:z-index="48" draw:style-name="gr1" draw:text-style-name="P16" svg:width="0.447cm" svg:height="0.399cm" draw:control="control49"/>à l'Atlas archéologique</text:p>
                  <text:p text:style-name="P14"><office:annotation><dc:creator>Ngaha </dc:creator><dc:date>2015-06-09T11:35:34</dc:date><text:p text:style-name="P15"><text:span text:style-name="T22">do text if self.getValueForTemplate('protectedBuilding').count(u"\xe0 l'Atlas arch\xe9ologique"</text:span><text:span text:style-name="T23">)</text:span></text:p></office:annotation><draw:control text:anchor-type="as-char" draw:z-index="52" draw:style-name="gr1" draw:text-style-name="P16" svg:width="0.447cm" svg:height="0.399cm" draw:control="control53"/>à l'Atlas archéologique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6">Etude d'incidence ?</text:p>
          </table:table-cell>
          <table:table-cell table:style-name="Tableau3.B2" table:number-columns-spanned="3" office:value-type="string">
            <text:p text:style-name="P5"><office:annotation><dc:creator>Ngaha </dc:creator><dc:date>2015-06-16T16:27:23</dc:date><text:p text:style-name="P15"><text:span text:style-name="T21">do text if not self.impactStudy</text:span></text:p></office:annotation><draw:control text:anchor-type="as-char" draw:z-index="19" draw:style-name="gr1" draw:text-style-name="P16" svg:width="0.447cm" svg:height="0.399cm" draw:control="control20"/>oui (ne concerne PAS la notice dévaluation préalable des incidences, toujours nécessaire)</text:p>
            <text:p text:style-name="P5"><office:annotation><dc:creator>Ngaha </dc:creator><dc:date>2015-06-16T16:30:24</dc:date><text:p text:style-name="P15"><text:span text:style-name="T22">do text if self.impactStudy</text:span></text:p></office:annotation><draw:control text:anchor-type="as-char" draw:z-index="106" draw:style-name="gr1" draw:text-style-name="P16" svg:width="0.447cm" svg:height="0.399cm" draw:control="control107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" office:value-type="string">
            <text:p text:style-name="P2">Rapport du collège</text:p>
          </table:table-cell>
          <table:table-cell table:style-name="Tableau3.B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">Décision finale du collège</text:p>
          </table:table-cell>
          <table:table-cell table:style-name="Tableau3.B2" table:number-columns-spanned="3" office:value-type="string">
            <text:p text:style-name="P1"><text:s/><draw:control text:anchor-type="as-char" draw:z-index="20" draw:style-name="gr1" draw:text-style-name="P16" svg:width="0.447cm" svg:height="0.399cm" draw:control="control21"/><text:span text:style-name="T13">s'écartant de </text:span><text:span text:style-name="T14">l'</text:span><text:span text:style-name="T15">avis</text:span><text:span text:style-name="T13"> du fonctionnaire délégué (!ne pas confondre avec une dérogation accordée par lui!)</text:span></text:p>
          </table:table-cell>
          <table:covered-table-cell/>
          <table:covered-table-cell/>
        </table:table-row>
      </table:table>
      <text:p text:style-name="UrbanBody_20_"><text:span text:style-name="T4">Envoyé le</text:span> <text:s text:c="31"/>(date réelle d’envoi, s-v-p)</text:p>
      <text:p text:style-name="UrbanBody_20_"/>
      <text:p text:style-name="P12">Le Directeur Général,<text:tab/><text:tab/><text:tab/><text:tab/><text:tab/><text:tab/>Le Bourgmestre et les membres du Collèg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Times New Roman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2cm" fo:margin-left="0.4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5-12-04T11:13:49</dc:date>
    <meta:editing-duration>P3DT10H38M10S</meta:editing-duration>
    <meta:editing-cycles>511</meta:editing-cycles>
    <meta:generator>LibreOffice/3.5$Linux_X86_64 LibreOffice_project/350m1$Build-2</meta:generator>
    <dc:creator>Ngaha </dc:creator>
    <meta:document-statistic meta:table-count="10" meta:image-count="0" meta:object-count="0" meta:page-count="2" meta:paragraph-count="142" meta:word-count="751" meta:character-count="4932" meta:non-whitespace-character-count="3993"/>
  </office:meta>
</office:document-meta>
</file>